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18512" calcext:value-type="float">
            <text:p>2.7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0224" calcext:value-type="float">
            <text:p>2.7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21866666667" calcext:value-type="float">
            <text:p>2.97721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29085714286" calcext:value-type="float">
            <text:p>2.98029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35448275862" calcext:value-type="float">
            <text:p>2.849354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60028571429" calcext:value-type="float">
            <text:p>2.73460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242096551724" calcext:value-type="float">
            <text:p>2.632420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869714285714" calcext:value-type="float">
            <text:p>2.63869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81710344828" calcext:value-type="float">
            <text:p>2.648817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01422222222" calcext:value-type="float">
            <text:p>2.682014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811062068965" calcext:value-type="float">
            <text:p>2.6981106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133187096774" calcext:value-type="float">
            <text:p>2.7413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944551724138" calcext:value-type="float">
            <text:p>2.78944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333290322581" calcext:value-type="float">
            <text:p>2.8233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35224" calcext:value-type="float">
            <text:p>2.83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31096774194" calcext:value-type="float">
            <text:p>2.7953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54529032258" calcext:value-type="float">
            <text:p>2.74054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5928" calcext:value-type="float">
            <text:p>2.6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999587096774" calcext:value-type="float">
            <text:p>2.7199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67712" calcext:value-type="float">
            <text:p>2.76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584877419355" calcext:value-type="float">
            <text:p>2.8458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591171428571" calcext:value-type="float">
            <text:p>2.88591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907019354839" calcext:value-type="float">
            <text:p>2.90907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041187096774" calcext:value-type="float">
            <text:p>3.0004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03216" calcext:value-type="float">
            <text:p>3.0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481316129032" calcext:value-type="float">
            <text:p>3.0648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58536" calcext:value-type="float">
            <text:p>3.0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271948387097" calcext:value-type="float">
            <text:p>3.0527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293935483871" calcext:value-type="float">
            <text:p>2.9929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4392" calcext:value-type="float">
            <text:p>2.9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63767741935" calcext:value-type="float">
            <text:p>2.84063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80232" calcext:value-type="float">
            <text:p>2.87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588335483871" calcext:value-type="float">
            <text:p>2.92588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743085714286" calcext:value-type="float">
            <text:p>2.95743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232051612903" calcext:value-type="float">
            <text:p>2.98232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234941935484" calcext:value-type="float">
            <text:p>2.99234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531282758621" calcext:value-type="float">
            <text:p>3.015312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46038709677" calcext:value-type="float">
            <text:p>3.04446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71008" calcext:value-type="float">
            <text:p>3.06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64384516129" calcext:value-type="float">
            <text:p>3.0164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213548387097" calcext:value-type="float">
            <text:p>2.9521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0416" calcext:value-type="float">
            <text:p>2.82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49032258064" calcext:value-type="float">
            <text:p>2.75549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62936" calcext:value-type="float">
            <text:p>2.8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79135483871" calcext:value-type="float">
            <text:p>2.847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119733333333" calcext:value-type="float">
            <text:p>2.89119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40048" calcext:value-type="float">
            <text:p>2.9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69244444444" calcext:value-type="float">
            <text:p>2.929692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550896551724" calcext:value-type="float">
            <text:p>2.95550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6372" calcext:value-type="float">
            <text:p>2.9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589903448276" calcext:value-type="float">
            <text:p>2.975899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9796" calcext:value-type="float">
            <text:p>2.9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85896" calcext:value-type="float">
            <text:p>2.8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58133333333" calcext:value-type="float">
            <text:p>2.78858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99860869565" calcext:value-type="float">
            <text:p>2.6889986086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217931034483" calcext:value-type="float">
            <text:p>2.72217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02688" calcext:value-type="float">
            <text:p>2.7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035" calcext:value-type="float">
            <text:p>2.80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10537931034" calcext:value-type="float">
            <text:p>2.840105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98529032258" calcext:value-type="float">
            <text:p>2.8319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73984" calcext:value-type="float">
            <text:p>2.85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06503225806" calcext:value-type="float">
            <text:p>2.88006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61944" calcext:value-type="float">
            <text:p>2.87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357006451613" calcext:value-type="float">
            <text:p>2.80357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24944516129" calcext:value-type="float">
            <text:p>2.7024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56336" calcext:value-type="float">
            <text:p>2.60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476180645161" calcext:value-type="float">
            <text:p>2.6047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4176" calcext:value-type="float">
            <text:p>2.78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566374193548" calcext:value-type="float">
            <text:p>2.8156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333371428571" calcext:value-type="float">
            <text:p>2.83333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65032258064" calcext:value-type="float">
            <text:p>2.89265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379586206896" calcext:value-type="float">
            <text:p>3.04379586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935085714286" calcext:value-type="float">
            <text:p>3.07935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577655172414" calcext:value-type="float">
            <text:p>3.125776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89485714286" calcext:value-type="float">
            <text:p>3.24089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374813793103" calcext:value-type="float">
            <text:p>3.213748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400496551724" calcext:value-type="float">
            <text:p>3.114004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545171428571" calcext:value-type="float">
            <text:p>3.01545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3504" calcext:value-type="float">
            <text:p>3.1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49090909091" calcext:value-type="float">
            <text:p>3.096490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242951724138" calcext:value-type="float">
            <text:p>3.042429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48553846154" calcext:value-type="float">
            <text:p>3.093485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757848275862" calcext:value-type="float">
            <text:p>3.117578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4017" calcext:value-type="float">
            <text:p>3.1840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91652173913" calcext:value-type="float">
            <text:p>3.2249165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2282" calcext:value-type="float">
            <text:p>3.272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139234782609" calcext:value-type="float">
            <text:p>3.32139234782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422" calcext:value-type="float">
            <text:p>3.2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810021052632" calcext:value-type="float">
            <text:p>3.2081002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62368" calcext:value-type="float">
            <text:p>3.2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56272" calcext:value-type="float">
            <text:p>3.2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50176" calcext:value-type="float">
            <text:p>3.2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56272" calcext:value-type="float">
            <text:p>3.2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4672" calcext:value-type="float">
            <text:p>3.3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27416" calcext:value-type="float">
            <text:p>3.3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690690909091" calcext:value-type="float">
            <text:p>3.376906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81345454545" calcext:value-type="float">
            <text:p>3.425813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875104" calcext:value-type="float">
            <text:p>3.448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32416" calcext:value-type="float">
            <text:p>3.401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38" calcext:value-type="float">
            <text:p>3.29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2988" calcext:value-type="float">
            <text:p>3.3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65066666667" calcext:value-type="float">
            <text:p>3.25865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927819354839" calcext:value-type="float">
            <text:p>3.0492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73904" calcext:value-type="float">
            <text:p>3.0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232619354839" calcext:value-type="float">
            <text:p>3.05232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77816" calcext:value-type="float">
            <text:p>3.02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706322580645" calcext:value-type="float">
            <text:p>2.9270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49264516129" calcext:value-type="float">
            <text:p>2.74949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8248" calcext:value-type="float">
            <text:p>2.6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37135483871" calcext:value-type="float">
            <text:p>2.6393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7792" calcext:value-type="float">
            <text:p>2.70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150285714286" calcext:value-type="float">
            <text:p>2.77150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049316129032" calcext:value-type="float">
            <text:p>2.79049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007096774193" calcext:value-type="float">
            <text:p>2.780070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216303448276" calcext:value-type="float">
            <text:p>2.802163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59432258064" calcext:value-type="float">
            <text:p>2.82559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85872" calcext:value-type="float">
            <text:p>2.81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34167741935" calcext:value-type="float">
            <text:p>2.75834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56103225806" calcext:value-type="float">
            <text:p>2.65756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71272" calcext:value-type="float">
            <text:p>2.56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866580645161" calcext:value-type="float">
            <text:p>2.5986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34872" calcext:value-type="float">
            <text:p>2.65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170787096774" calcext:value-type="float">
            <text:p>2.7017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626285714286" calcext:value-type="float">
            <text:p>2.75626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830116129032" calcext:value-type="float">
            <text:p>2.77830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528" calcext:value-type="float">
            <text:p>2.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526951724138" calcext:value-type="float">
            <text:p>2.905269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484" calcext:value-type="float">
            <text:p>2.98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637903448276" calcext:value-type="float">
            <text:p>3.006379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1" calcext:value-type="float">
            <text:p>2.95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97504" calcext:value-type="float">
            <text:p>2.8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364855172414" calcext:value-type="float">
            <text:p>2.863648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23208" calcext:value-type="float">
            <text:p>2.92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94151724138" calcext:value-type="float">
            <text:p>2.947941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1672" calcext:value-type="float">
            <text:p>3.0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235555555556" calcext:value-type="float">
            <text:p>3.042355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299616" calcext:value-type="float">
            <text:p>3.062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912342857143" calcext:value-type="float">
            <text:p>3.21912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0692" calcext:value-type="float">
            <text:p>3.2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44832" calcext:value-type="float">
            <text:p>3.297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8703" calcext:value-type="float">
            <text:p>3.3387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44992" calcext:value-type="float">
            <text:p>3.3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392288" calcext:value-type="float">
            <text:p>3.253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183" calcext:value-type="float">
            <text:p>3.211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0316" calcext:value-type="float">
            <text:p>3.2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0316" calcext:value-type="float">
            <text:p>3.2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7776" calcext:value-type="float">
            <text:p>3.2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005371428571" calcext:value-type="float">
            <text:p>3.26005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320" meta:object-count="0"/>
    <meta:user-defined meta:name="AppVersion">3.0</meta:user-defined>
  </office:meta>
</office:document-meta>
</file>